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 style:list-style-name="L6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ÍTULO 1. INTRODUCCIÓN A LOS SISTEMAS MICROINFORMÁTICOS Y SOFTWARE DE APLICACIÓN</text:p>
      <text:list xml:id="list2064600828" text:style-name="L1">
        <text:list-header>
          <text:p text:style-name="P9"><text:line-break/>1.1. Introducción a conceptos básicos informáticos</text:p>
          <text:list>
            <text:list-header>
              <text:p text:style-name="P9">1.1.1. Elementos fundamentales de un sistema informático</text:p>
            </text:list-header>
          </text:list>
          <text:p text:style-name="P9">1.2. Sistemas de numeración</text:p>
          <text:list text:continue-numbering="true">
            <text:list-header>
              <text:p text:style-name="P9">1.2.1. Sistema decimal o sistema de numeración en base 10<text:line-break/>1.2.2. Sistema binario o sistema de numeración en base 2<text:line-break/>1.2.3. Sistema octal o sistema de numeración en base 8<text:line-break/>1.2.4. Sistema hexadecimal o sistema de numeración en base 16<text:line-break/>1.2.5. Otros sistemas binarios de numeración<text:line-break/>1.2.6. Conversión de número decimales a números binarios, octales y hexadecimales<text:line-break/>1.2.7. Conversión de binario a octal y hexadecimal</text:p>
            </text:list-header>
          </text:list>
          <text:p text:style-name="P9">1.3. Elementos funcionales de un ordenador digital</text:p>
          <text:list text:continue-numbering="true">
            <text:list-header>
              <text:p text:style-name="P9">1.3.1. Arquitectura de un ordenador digital<text:line-break/>1.3.2. Unidades funcionales del ordenador digital</text:p>
            </text:list-header>
          </text:list>
          <text:p text:style-name="P9">1.4. Software de aplicación</text:p>
          <text:list text:continue-numbering="true">
            <text:list-header>
              <text:p text:style-name="P9">1.4.1. Definición de software de aplicación 1.4.2. Microsoft Word 2016 y LibreOffice Writer 5.3<text:line-break/>1.4.3. Uso de hojas de cálculo<text:line-break/>1.4.4. Google y el navegador Chrome</text:p>
            </text:list-header>
          </text:list>
          <text:p text:style-name="P3">Comprueba tu aprendizaje<text:line-break/>Actividades de ampliación</text:p>
        </text:list-header>
      </text:list>
      <text:p text:style-name="P2">CAPÍTULO 2. CPU. MICROPROCESADORES</text:p>
      <text:list xml:id="list385120865" text:style-name="L2">
        <text:list-header>
          <text:p text:style-name="P10"><text:line-break/>2.1. Introducción<text:line-break/>2.2. Componentes de la CPU</text:p>
          <text:list>
            <text:list-header>
              <text:p text:style-name="P10">2.2.1. ALU (unidad aritmético-lógica)<text:line-break/>2.2.2. UC (unidad de control)<text:line-break/>2.2.3. Juego de instrucciones</text:p>
            </text:list-header>
          </text:list>
          <text:p text:style-name="P10">2.3. Microprocesadores</text:p>
          <text:list text:continue-numbering="true">
            <text:list-header>
              <text:p text:style-name="P10">2.3.1. Un poco de historia<text:line-break/>2.3.2. Características y funciones principales de un microprocesador<text:line-break/>2.3.3. Estructura<text:line-break/>2.3.4. Encapsulado<text:line-break/>2.3.5. Zócalo<text:line-break/>2.3.6. Refrigeración<text:line-break/>2.3.7. Overclocking<text:line-break/>2.3.8. Aplicación de los conocimientos</text:p>
            </text:list-header>
          </text:list>
          <text:p text:style-name="P4">COMPRUEBA TUS APRENDIZAJE<text:line-break/>ACTIVIDADES DE AMPLIACIÓN</text:p>
        </text:list-header>
      </text:list>
      <text:p text:style-name="P2">CAPÍTULO 3. LA MEMORIA PRINCIPAL</text:p>
      <text:list xml:id="list967155347" text:style-name="L3">
        <text:list-header>
          <text:p text:style-name="P11"><text:soft-page-break/><text:line-break/>3.1. Memoria principal</text:p>
          <text:list>
            <text:list-header>
              <text:p text:style-name="P11">3.1.1. Introducción<text:line-break/>3.1.2. Memoria principal en la arquitectura de Von Neumann<text:line-break/>3.1.3. Composición de una memoria<text:line-break/>3.1.4. Jerarquía de memoria<text:line-break/>3.1.5. Memorias SRAM y DRAM<text:line-break/>3.1.6. Características de las memorias</text:p>
            </text:list-header>
          </text:list>
          <text:p text:style-name="P11">3.2. Tipos de memorias</text:p>
          <text:list text:continue-numbering="true">
            <text:list-header>
              <text:p text:style-name="P11">3.2.1. Memorias de solo lectura<text:line-break/>3.2.2. Memorias de lectura y escritura</text:p>
            </text:list-header>
          </text:list>
          <text:p text:style-name="P5">3.3. Módulos de memoria<text:line-break/>3.4. Encapsulado de los chips de memorias incluidos en los módulos<text:line-break/>3.5. Dual channel, triple channel y quad channel<text:line-break/>3.6. Aplicación de los conceptos teóricos<text:line-break/>COMPRUEBA TUS APRENDIZAJE<text:line-break/>ACTIVIDADES DE AMPLIACIÓN</text:p>
        </text:list-header>
      </text:list>
      <text:p text:style-name="P2">CAPÍTULO 4. PLACA BASE, TARJETA GRÁFICA Y BUSES</text:p>
      <text:list xml:id="list3755561396" text:style-name="L4">
        <text:list-header>
          <text:p text:style-name="P12"><text:line-break/>4.1. La placa base</text:p>
          <text:list>
            <text:list-header>
              <text:p text:style-name="P12">4.1.1. Elementos que forman una placa base</text:p>
            </text:list-header>
          </text:list>
          <text:p text:style-name="P12">4.2. Formatos de placa base</text:p>
          <text:list text:continue-numbering="true">
            <text:list-header>
              <text:p text:style-name="P12">4.2.1. Placas AT (Advanced Technology)<text:line-break/>4.2.2. Placa ATX (Advanced Technology Extended)<text:line-break/>4.2.3. Diferencias entre placas AT y ATX<text:line-break/>4.2.4. Un repaso por la historia, más formatos de placa base</text:p>
            </text:list-header>
          </text:list>
          <text:p text:style-name="P12">4.3. Elementos de la placa base</text:p>
          <text:list text:continue-numbering="true">
            <text:list-header>
              <text:p text:style-name="P12">4.3.1. El zócalo o socket del microprocesador<text:line-break/>4.3.2. Las ranuras o bancos de memoria<text:line-break/>4.3.3. El Chipset<text:line-break/>4.3.4. La BIOS<text:line-break/>4.3.5. Memoria caché<text:line-break/>4.3.6. Ranuras para tarjetas de expansión<text:line-break/>4.3.7. Conectores externos<text:line-break/>4.3.8. Conectores internos<text:line-break/>4.3.9. Conectores eléctricos</text:p>
            </text:list-header>
          </text:list>
          <text:p text:style-name="P12">4.4. La tarjeta gráfica</text:p>
          <text:list text:continue-numbering="true">
            <text:list-header>
              <text:p text:style-name="P12">4.4.1. Ubicación del adaptador<text:line-break/>4.4.2. Características a tener en cuenta<text:line-break/>4.4.3. Partes de una tarjeta gráfica<text:line-break/>4.4.4. Conexión de la tarjeta gráfica a la placa<text:line-break/>4.4.5. Conectores externos<text:line-break/>4.4.6. Características a tener en cuenta en la elección de una tarjeta gráfica<text:line-break/>4.4.7. Aplicando los conceptos vistos<text:line-break/>4.4.8. SLI y CrossFirex</text:p>
            </text:list-header>
          </text:list>
          <text:p text:style-name="P12"><text:soft-page-break/>4.5. Buses</text:p>
          <text:list text:continue-numbering="true">
            <text:list-header>
              <text:p text:style-name="P12">4.5.1. Tipos de buses<text:line-break/>4.5.2. Factores a tener en cuenta en un bus<text:line-break/>4.5.3. Capacidad de transferencia de un bus o ancho de banda<text:line-break/>4.5.4. Bus interno y bus externo</text:p>
            </text:list-header>
          </text:list>
          <text:p text:style-name="P6">COMPRUEBA TU APRENDIZAJE<text:line-break/>ACTIVIDADES DE AMPLIACIÓN</text:p>
        </text:list-header>
      </text:list>
      <text:p text:style-name="P2">CAPÍTULO 5. DISPOSITIVOS PERIFÉRICOS Y MEMORIAS SECUNDARIAS</text:p>
      <text:list xml:id="list529909041" text:style-name="L5">
        <text:list-header>
          <text:p text:style-name="P13"><text:line-break/>5.1. Periféricos</text:p>
          <text:list>
            <text:list-header>
              <text:p text:style-name="P13">5.1.1. Partes de un periférico<text:line-break/>5.1.2. Evolución de la comunicación periférico-CPU<text:line-break/>5.1.3. Métodos de comunicación entre periféricos y CPU<text:line-break/>5.1.4. Southbridge</text:p>
            </text:list-header>
          </text:list>
          <text:p text:style-name="P13">5.2. Periféricos de entrada</text:p>
          <text:list text:continue-numbering="true">
            <text:list-header>
              <text:p text:style-name="P13">5.2.1. El teclado<text:line-break/>5.2.2. El ratón<text:line-break/>5.2.3. El escáner</text:p>
            </text:list-header>
          </text:list>
          <text:p text:style-name="P13">5.3. Periféricos de salida</text:p>
          <text:list text:continue-numbering="true">
            <text:list-header>
              <text:p text:style-name="P13">5.3.1. El monitor<text:line-break/>5.3.2. La impresora</text:p>
            </text:list-header>
          </text:list>
          <text:p text:style-name="P13">5.4. Dispositivos de entrada/salida</text:p>
          <text:list text:continue-numbering="true">
            <text:list-header>
              <text:p text:style-name="P13">5.4.1. Pantallas táctiles</text:p>
            </text:list-header>
          </text:list>
          <text:p text:style-name="P13">5.5. Memorias secundarias</text:p>
          <text:list text:continue-numbering="true">
            <text:list-header>
              <text:p text:style-name="P13">5.5.1. Memorias secundarias magnéticas<text:line-break/>5.5.2. Discos ópticos<text:line-break/>5.5.3. Dispositivos para la lectura/escritura de discos ópticos<text:line-break/>5.5.4. Almacenamiento holográfico<text:line-break/>5.5.5. Memorias sólidas<text:line-break/>5.5.6. RAID (Redundant Array of Independent Disks - conjunto redundante de discos independientes)</text:p>
            </text:list-header>
          </text:list>
          <text:p text:style-name="P7">COMPRUEBA TU APRENDIZAJE<text:line-break/>ACTIVIDADES DE AMPLIACIÓN</text:p>
        </text:list-header>
      </text:list>
      <text:p text:style-name="P2">CAPÍTULO 6. PREVENCIÓN, MONTAJE Y MANTENIMIENTO HARDWARE</text:p>
      <text:list xml:id="list3608568422" text:style-name="L6">
        <text:list-header>
          <text:p text:style-name="P14"><text:line-break/>6.1. Prevención de riesgos</text:p>
          <text:list>
            <text:list-header>
              <text:p text:style-name="P14">6.1.1. Riesgos en puestos de trabajo relacionados con tareas ofimáticas o uso de otro software de aplicación<text:line-break/>6.1.2. Aspectos a tener en cuenta sobre el lugar de trabajo<text:line-break/>6.1.3. Prevención del cansancio postural, visual y mental</text:p>
            </text:list-header>
          </text:list>
          <text:p text:style-name="P14">6.2. Normas de seguridad<text:line-break/>6.3. Montaje de equipos</text:p>
          <text:list text:continue-numbering="true">
            <text:list-header>
              <text:p text:style-name="P14">6.3.1. Consideraciones previas al ensamblaje<text:line-break/>6.3.2. Secuencia de montaje del PC</text:p>
            </text:list-header>
          </text:list>
          <text:p text:style-name="P14"><text:soft-page-break/>6.4. Puesta en marcha del PC</text:p>
          <text:list text:continue-numbering="true">
            <text:list-header>
              <text:p text:style-name="P14">6.4.1. Comprobaciones iniciales<text:line-break/>6.5. Mantenimiento del PC</text:p>
              <text:list>
                <text:list-header>
                  <text:p text:style-name="P14">6.5.1. Herramientas para el mantenimiento preventivo activo del PC</text:p>
                </text:list-header>
              </text:list>
              <text:p text:style-name="P14">6.6. Averías del PC</text:p>
              <text:list text:continue-numbering="true">
                <text:list-header>
                  <text:p text:style-name="P14">6.6.1. Señales de aviso de averías<text:line-break/>6.6.2. Averías más comunes y soluciones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7. EQUIPOS PORTÁTILES</text:p>
          <text:list text:continue-numbering="true">
            <text:list-header>
              <text:p text:style-name="P14"><text:line-break/>7.1. Introducción<text:line-break/>7.2. Netbook, notebook y ultrabook</text:p>
              <text:list>
                <text:list-header>
                  <text:p text:style-name="P14">7.2.1. Un poco de historia sobre PCs portátiles<text:line-break/>7.2.2. Desventajas de un PC portátil<text:line-break/>7.2.3. Elementos comunes de un notebook<text:line-break/>7.2.4. Principales fabricantes de notebooks<text:line-break/>7.2.5. Reparación de un notebook</text:p>
                </text:list-header>
              </text:list>
              <text:p text:style-name="P14">7.3. Netbook</text:p>
              <text:list text:continue-numbering="true">
                <text:list-header>
                  <text:p text:style-name="P14">7.3.1. Características a tener en cuenta en un netbook</text:p>
                </text:list-header>
              </text:list>
              <text:p text:style-name="P14">7.4. Ultrabook</text:p>
              <text:list text:continue-numbering="true">
                <text:list-header>
                  <text:p text:style-name="P14">7.4.1. Características de un ultrabook<text:line-break/>7.4.2. Componentes de un ultrabook</text:p>
                </text:list-header>
              </text:list>
              <text:p text:style-name="P14">7.5. Equipos all in one o aio PC</text:p>
              <text:list text:continue-numbering="true">
                <text:list-header>
                  <text:p text:style-name="P14">7.5.1. All in one vs PC de sobremesa<text:line-break/>7.5.2. Interior de un equipo all in one</text:p>
                </text:list-header>
              </text:list>
              <text:p text:style-name="P8">COMPRUEBA TUS APRENDIZAJE<text:line-break/>ACTIVIDADES DE APLICACIÓN</text:p>
            </text:list-header>
          </text:list>
          <text:p text:style-name="P15">CAPÍTULO 8. SISTEMAS OPERATIVOS Y USO DE MÁQUINAS VIRTUALES</text:p>
          <text:list text:continue-numbering="true">
            <text:list-header>
              <text:p text:style-name="P14"><text:line-break/>8.1. Introducción a los sistemas operativos<text:line-break/>8.2. Componentes de un sistema operativo</text:p>
              <text:list>
                <text:list-header>
                  <text:p text:style-name="P14">8.2.1. El núcleo<text:line-break/>8.2.2. Los servicios<text:line-break/>8.2.3. El intérprete de comandos, órdenes o SHELL</text:p>
                </text:list-header>
              </text:list>
              <text:p text:style-name="P14">8.3. Estructura de un sistema operativo</text:p>
              <text:list text:continue-numbering="true">
                <text:list-header>
                  <text:p text:style-name="P14">8.3.1. Sistemas operativos monolíticos<text:line-break/>8.3.2. Sistemas operativos estructurados</text:p>
                </text:list-header>
              </text:list>
              <text:p text:style-name="P14">8.4. Funciones de un sistema operativo<text:line-break/>8.5. Tipos de sistemas operativos. Visión histórica</text:p>
              <text:list text:continue-numbering="true">
                <text:list-header>
                  <text:p text:style-name="P14">8.5.1. Primera etapa (1943-1955)<text:line-break/>8.5.2. Segunda etapa (1956-1963)<text:line-break/>8.5.3. Tercera etapa (1963-1979)<text:line-break/>8.5.4. Cuarta etapa (1980-actualidad)</text:p>
                </text:list-header>
              </text:list>
              <text:p text:style-name="P14"><text:soft-page-break/>8.6. Tipos de sistemas operativos según su uso<text:line-break/>8.7. Sistemas operativos comerciales</text:p>
              <text:list text:continue-numbering="true">
                <text:list-header>
                  <text:p text:style-name="P14">8.7.1. Microsoft<text:line-break/>8.7.2. Unix y Gnu/Linux</text:p>
                </text:list-header>
              </text:list>
              <text:p text:style-name="P14">8.8. Sistemas operativos propietarios y libres</text:p>
              <text:list text:continue-numbering="true">
                <text:list-header>
                  <text:p text:style-name="P14">8.8.1. Tipos de licencias del software</text:p>
                </text:list-header>
              </text:list>
              <text:p text:style-name="P14">8.9. Uso de máquinas virtuales</text:p>
              <text:list text:continue-numbering="true">
                <text:list-header>
                  <text:p text:style-name="P14">8.9.1. ¿Qué entendemos por virtualizar?<text:line-break/>8.9.2. Máquinas virtuales<text:line-break/>8.9.3. Tipos de virtualización</text:p>
                </text:list-header>
              </text:list>
              <text:p text:style-name="P14">8.10. Oracle VM Virtualbox</text:p>
              <text:list text:continue-numbering="true">
                <text:list-header>
                  <text:p text:style-name="P14">8.10.1. Instalación de Virtualbox<text:line-break/>8.10.2. Entorno de Virtualbox<text:line-break/>8.10.3. Barra de herramientas<text:line-break/>8.10.4. Barra de menús<text:line-break/>8.10.5. Configuración de una máquina virtual<text:line-break/>8.10.6. Uso de carpetas compartidas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9. WINDOWS 10</text:p>
          <text:list text:continue-numbering="true">
            <text:list-header>
              <text:p text:style-name="P14"><text:line-break/>9.1. Microsoft Windows 10</text:p>
              <text:list>
                <text:list-header>
                  <text:p text:style-name="P14">9.1.1. Características<text:line-break/>9.1.2. Versiones de Windows 10<text:line-break/>9.1.3. Requisitos mínimos para la instalación</text:p>
                </text:list-header>
              </text:list>
              <text:p text:style-name="P14">9.2. Instalación y configuración de Windows 10 sobre una máquina virtual</text:p>
              <text:list text:continue-numbering="true">
                <text:list-header>
                  <text:p text:style-name="P14">9.2.1. Crear la máquina virtual<text:line-break/>9.2.2. Configurar la máquina virtual<text:line-break/>9.2.3. Instalación de Windows 10<text:line-break/>9.2.4. Instalación de actualizaciones<text:line-break/>9.2.5. Instalación de drivers<text:line-break/>9.2.6. Personalización de la interfaz<text:line-break/>9.2.7. Modificación de la seguridad del sistema</text:p>
                </text:list-header>
              </text:list>
              <text:p text:style-name="P14">9.3. Sistema de archivos de Windows 10</text:p>
              <text:list text:continue-numbering="true">
                <text:list-header>
                  <text:p text:style-name="P14">9.3.1. Características de NTFS<text:line-break/>9.3.2. Nombres de fichero en Windows 10<text:line-break/>9.3.3. Operaciones con archivos y carpetas<text:line-break/>9.3.4. Uso del terminal (aplicación símbolo del sistema)</text:p>
                </text:list-header>
              </text:list>
              <text:p text:style-name="P14">9.4. Cuentas de usuario en Windows 10</text:p>
              <text:list text:continue-numbering="true">
                <text:list-header>
                  <text:p text:style-name="P14">9.4.1. Crear una cuenta de usuario en Windows 10<text:line-break/>9.4.2. Modificar características de una cuenta<text:line-break/>9.4.3. Seguridad local en los recursos<text:line-break/>9.4.4. Activación del usuario administrador</text:p>
                </text:list-header>
              </text:list>
              <text:p text:style-name="P14">9.5. Administración avanzada</text:p>
              <text:list text:continue-numbering="true">
                <text:list-header>
                  <text:p text:style-name="P14"><text:soft-page-break/>9.5.1. El administrador de equipos<text:line-break/>9.5.2. Configuración del sistema<text:line-break/>9.5.3. Directiva de seguridad local</text:p>
                </text:list-header>
              </text:list>
              <text:p text:style-name="P8">9.6. El software en Windows 10<text:line-break/>COMPRUEBA TU APRENDIZAJE<text:line-break/>ACTIVIDADES DE AMPLIACIÓN</text:p>
            </text:list-header>
          </text:list>
          <text:p text:style-name="P15">CAPÍTULO 10. UBUNTU 17.04</text:p>
          <text:list text:continue-numbering="true">
            <text:list-header>
              <text:p text:style-name="P14"><text:line-break/>10.1. Ubuntu 17.04</text:p>
              <text:list>
                <text:list-header>
                  <text:p text:style-name="P14">10.1.1. Características de Ubuntu 17.04</text:p>
                </text:list-header>
              </text:list>
              <text:p text:style-name="P14">10.2. Instalación de Ubuntu 17.04</text:p>
              <text:list text:continue-numbering="true">
                <text:list-header>
                  <text:p text:style-name="P14">10.2.1. Requisitos del sistema para la instalación<text:line-break/>10.2.2. Creación de la máquina virtual<text:line-break/>10.2.3. Configuración de la máquina virtual para la instalación<text:line-break/>10.2.4. Instalación de Ubuntu 17.04</text:p>
                </text:list-header>
              </text:list>
              <text:p text:style-name="P14">10.3. Conociendo Ubuntu 17.04</text:p>
              <text:list text:continue-numbering="true">
                <text:list-header>
                  <text:p text:style-name="P14">10.3.1. Dash<text:line-break/>10.3.2. Nautilus</text:p>
                </text:list-header>
              </text:list>
              <text:p text:style-name="P14">10.4. Configuración de Ubuntu 17.04</text:p>
              <text:list text:continue-numbering="true">
                <text:list-header>
                  <text:p text:style-name="P14">10.4.1. Características del sistema<text:line-break/>10.4.2. Actualizaciones<text:line-break/>10.4.3. Dirvers en Ubuntu 17.04</text:p>
                </text:list-header>
              </text:list>
              <text:p text:style-name="P14">10.5. Iniciando Ubuntu. Proceso de arranque y detención del sistema<text:line-break/>10.6. Consolas virtuales en Ubuntu<text:line-break/>10.7. Niveles de ejecución<text:line-break/>10.8. Inicio del sistema<text:line-break/>10.10. Sistema de archivos</text:p>
              <text:list text:continue-numbering="true">
                <text:list-header>
                  <text:p text:style-name="P14">10.10.1. Nomenclatura para referenciar unidades<text:line-break/>10.10.2. Descripción de los directorios principales<text:line-break/>10.10.3. Montaje del sistema de ficheros</text:p>
                </text:list-header>
              </text:list>
              <text:p text:style-name="P14">10.11. Sudo (SuperUser DO o Substitute User Do)</text:p>
              <text:list text:continue-numbering="true">
                <text:list-header>
                  <text:p text:style-name="P14">10.11.1. Opciones de sudo</text:p>
                </text:list-header>
              </text:list>
              <text:p text:style-name="P14">10.12. El usuario root</text:p>
              <text:list text:continue-numbering="true">
                <text:list-header>
                  <text:p text:style-name="P14">10.12.1. Comando Su</text:p>
                </text:list-header>
              </text:list>
              <text:p text:style-name="P14">10.13. Uso del terminal</text:p>
              <text:list text:continue-numbering="true">
                <text:list-header>
                  <text:p text:style-name="P14">10.13.1. El prompt<text:line-break/>10.13.2. Variables de entorno<text:line-break/>10.13.3. Comandos más usuales en sistemas operativos Linux, distribución Ubuntu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11. ADMINISTRACIÓN DE UBUNTU 17.04. USUARIOS, GRUPOS Y PERMISOS</text:p>
          <text:list text:continue-numbering="true">
            <text:list-header>
              <text:p text:style-name="P14"><text:line-break/>11.1. Configuración del sistema</text:p>
              <text:list>
                <text:list-header>
                  <text:p text:style-name="P14"><text:soft-page-break/>11.1.1. Apariencia<text:line-break/>11.1.2. Unity tweak tool<text:line-break/>11.1.3. Impresión (printers)<text:line-break/>11.1.4. Monitores<text:line-break/>11.1.5. Ratón y panel táctil<text:line-break/>11.1.6. Teclado<text:line-break/>11.1.7. Entrada de texto (distribución del teclado)<text:line-break/>11.1.8. Otras opciones de administración</text:p>
                </text:list-header>
              </text:list>
              <text:p text:style-name="P14">11.2. Usuarios</text:p>
              <text:list text:continue-numbering="true">
                <text:list-header>
                  <text:p text:style-name="P14">11.2.1. Comandos relacionados con usuarios<text:line-break/>11.2.2. Creación de usuarios en el entorno gráfico<text:line-break/>11.2.3. Creación de usuarios a través de comandos<text:line-break/>11.2.4. Eliminación de usuarios</text:p>
                </text:list-header>
              </text:list>
              <text:p text:style-name="P14">11.3. Grupos</text:p>
              <text:list text:continue-numbering="true">
                <text:list-header>
                  <text:p text:style-name="P14">11.3.1. Creación de grupos<text:line-break/>11.3.2. Creación de grupos a través de comandos<text:line-break/>11.3.3. Agregar usuarios a grupos secundarios<text:line-break/>11.3.4. Eliminar grupos</text:p>
                </text:list-header>
              </text:list>
              <text:p text:style-name="P14">11.4. Permisos</text:p>
              <text:list text:continue-numbering="true">
                <text:list-header>
                  <text:p text:style-name="P14">11.4.1. Visualizar los permisos de los ficheros y directorios de una carpeta<text:line-break/>11.4.2. Tipos de permisos<text:line-break/>11.4.3. Cambiar los permisos de ficheros y carpetas<text:line-break/>11.4.4. Permisos especiales<text:line-break/>11.4.5. Cambio de permisos en el entorno gráfico<text:line-break/>11.4.6. Cambio de propietario y grupo propietario</text:p>
                </text:list-header>
              </text:list>
              <text:p text:style-name="P14">11.5. Ejemplo práctico de uso de permisos, usuario y grupos<text:line-break/>11.6. Ficheros a tener en cuenta cuando iniciamos sesión</text:p>
              <text:list text:continue-numbering="true">
                <text:list-header>
                  <text:p text:style-name="P14">11.6.1. .bashrc y .profile<text:line-break/>11.6.2. .bash_logout</text:p>
                </text:list-header>
              </text:list>
              <text:p text:style-name="P14">11.7. Instalación de aplicaciones en Ubuntu</text:p>
              <text:list text:continue-numbering="true">
                <text:list-header>
                  <text:p text:style-name="P14">11.7.1. Tipos de programas en Ubuntu<text:line-break/>11.7.2. Gestores de paquetes</text:p>
                </text:list-header>
              </text:list>
              <text:p text:style-name="P8">11.8. El monitor del sistema<text:line-break/>11.9. Comprobación del sistema<text:line-break/>COMPRUEBA TU APRENDIZAJE<text:line-break/>ACTIVIDADES DE AMPLIACIÓN</text:p>
            </text:list-header>
          </text:list>
          <text:p text:style-name="P15">CAPÍTULO 12. REDES DE ORDENADORES</text:p>
          <text:list text:continue-numbering="true">
            <text:list-header>
              <text:p text:style-name="P14"><text:line-break/>12.1. Redes de ordenadores</text:p>
              <text:list>
                <text:list-header>
                  <text:p text:style-name="P14">12.1.1. Conceptos básicos<text:line-break/>12.1.2. Ventajas e inconvenientes en el uso de redes</text:p>
                </text:list-header>
              </text:list>
              <text:p text:style-name="P14">12.2. Sistemas informáticos en red<text:line-break/>12.3. Clasificación de las redes de ordenadores</text:p>
              <text:list text:continue-numbering="true">
                <text:list-header>
                  <text:p text:style-name="P14">12.3.1. Redes según los servicios que brindan<text:line-break/>12.3.2. Redes según el área geográfica que ocupan</text:p>
                </text:list-header>
              </text:list>
              <text:p text:style-name="P14"><text:soft-page-break/>12.4. Elementos de una red</text:p>
              <text:list text:continue-numbering="true">
                <text:list-header>
                  <text:p text:style-name="P14">12.4.1. ETD<text:line-break/>12.4.2. Transductor<text:line-break/>12.4.3. El medio<text:line-break/>12.4.4. Otros elementos del sistema de comunicación</text:p>
                </text:list-header>
              </text:list>
              <text:p text:style-name="P14">12.5. Explotación del circuito de datos</text:p>
              <text:list text:continue-numbering="true">
                <text:list-header>
                  <text:p text:style-name="P14">12.5.1. Tipos de comunicaciones<text:line-break/>12.5.2. Tipos de transmisiones</text:p>
                </text:list-header>
              </text:list>
              <text:p text:style-name="P14">12.6. Arquitectura de una red</text:p>
              <text:list text:continue-numbering="true">
                <text:list-header>
                  <text:p text:style-name="P14">12.6.1. Topología<text:line-break/>12.6.2. Método de acceso al medio<text:line-break/>12.6.3. Protocolo o familia de protocolos<text:line-break/>12.6.4. Capas o niveles<text:line-break/>12.6.5. Modelo de referencia OSI<text:line-break/>12.6.6. Arquitectura TCP/IP</text:p>
                </text:list-header>
              </text:list>
              <text:p text:style-name="P14">12.7. Elementos del nivel físico</text:p>
              <text:list text:continue-numbering="true">
                <text:list-header>
                  <text:p text:style-name="P14">12.7.1. Medios físicos guiados<text:line-break/>12.7.2. Medios físicos no guiados<text:line-break/>12.7.3. Dispositivos de red</text:p>
                </text:list-header>
              </text:list>
              <text:p text:style-name="P14">12.8. Redes de área local</text:p>
              <text:list text:continue-numbering="true">
                <text:list-header>
                  <text:p text:style-name="P14">12.8.1. Redes ethernet (802.3)<text:line-break/>12.8.2. Redes fast Ethernet<text:line-break/>12.8.3. Gigabit ethernet<text:line-break/>12.8.4. 10 gigabit ethernet<text:line-break/>12.8.5. Redes inalámbricas (802.11)</text:p>
                </text:list-header>
              </text:list>
              <text:p text:style-name="P14">12.9. Montaje físico de una red cableada</text:p>
              <text:list text:continue-numbering="true">
                <text:list-header>
                  <text:p text:style-name="P14">12.9.1. Cableado estructurado<text:line-break/>12.9.2. Pasos en el montaje de cableado estructurado</text:p>
                </text:list-header>
              </text:list>
              <text:p text:style-name="P14">12.10. Protocolo IP (nivel de interred en TCP/IP)</text:p>
              <text:list text:continue-numbering="true">
                <text:list-header>
                  <text:p text:style-name="P14">12.10.1. Direccionamiento IP<text:line-break/>12.10.2. Configuración del direccionamiento IP en una red</text:p>
                </text:list-header>
              </text:list>
              <text:p text:style-name="P14">12.11. Subnetting<text:line-break/>12.12. Enrutamiento IP</text:p>
              <text:list text:continue-numbering="true">
                <text:list-header>
                  <text:p text:style-name="P14">12.12.1. Tablas de enrutamiento</text:p>
                </text:list-header>
              </text:list>
              <text:p text:style-name="P8">12.13. Puertos de comunicaciones<text:line-break/>12.14. NAT. Traducción de direcciones de red<text:line-break/>COMPRUEBA TU APRENDIZAJE<text:line-break/>ACTIVIDADES DE AMPLIACIÓN</text:p>
            </text:list-header>
          </text:list>
          <text:p text:style-name="P15">CAPÍTULO 13. REDES DE ÁREA LOCAL</text:p>
          <text:list text:continue-numbering="true">
            <text:list-header>
              <text:p text:style-name="P14"><text:line-break/>13.1. Redes de área local<text:line-break/>13.2. Protocolos de contienda, capa MAC</text:p>
              <text:list>
                <text:list-header>
                  <text:p text:style-name="P14">13.2.1. Aloha<text:line-break/>13.2.2. Aloha ranurado<text:line-break/><text:soft-page-break/>13.2.3. Protocolos con detección de portadora<text:line-break/>13.2.4. CSMA/CD</text:p>
                </text:list-header>
              </text:list>
              <text:p text:style-name="P14">13.3. Protocolos sin colisión<text:line-break/>13.4. Protocolos de contienda limitada<text:line-break/>13.5. Redes Ethernet (IEEE 802.3)</text:p>
              <text:list text:continue-numbering="true">
                <text:list-header>
                  <text:p text:style-name="P14">13.5.1. Formato de las tramas Ethernet</text:p>
                </text:list-header>
              </text:list>
              <text:p text:style-name="P14">13.6. Redes Token Bus (IEEE 802.4)<text:line-break/>13.7. Redes Token Ring (IEEE 802.5)</text:p>
              <text:list text:continue-numbering="true">
                <text:list-header>
                  <text:p text:style-name="P14">13.7.1. Formato de las tramas Token Ring</text:p>
                </text:list-header>
              </text:list>
              <text:p text:style-name="P14">13.8. Redes FDDI<text:line-break/>13.9. Redes inalámbricas</text:p>
              <text:list text:continue-numbering="true">
                <text:list-header>
                  <text:p text:style-name="P14">13.9.1. Tipos de medios inalámbricos<text:line-break/>13.9.2. Redes LAN inalámbricas (802.11)<text:line-break/>13.9.3. Trama de una red inalámbrica 802.11<text:line-break/>13.9.4. Tipos de tramas<text:line-break/>13.9.5. Topología de una red 802.11<text:line-break/>13.9.6. Proceso de asociación de una estación inalámbrica con un AP<text:line-break/>13.9.7. Parámetros a tener en cuenta en una red inalámbrica<text:line-break/>13.9.8. Configuración de dispositivos de red inalámbricos para asegurar nuestra red<text:line-break/>13.9.9. Capa LLC (IEEE 802.2)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14. PACKET TRACER. USO DE HERRAMIENTAS DE SIMULACIÓN DE REDES</text:p>
          <text:list text:continue-numbering="true">
            <text:list-header>
              <text:p text:style-name="P14"><text:line-break/>14.1. CISCO. PACKET TRACER<text:line-break/>14.2. Un primer contacto con la aplicación<text:line-break/>14.3. Zona de dispositivos<text:line-break/>14.4. Creación de nuestro primer esquema de red<text:line-break/>14.5. Modificación de los dispositivos en PACKET TRACER<text:line-break/>14.6. Incluir comentarios y otros elementos en nuestro esquema de red<text:line-break/>14.7. Creación de esquemas de red complejos<text:line-break/>14.8. Configuración de VLANS<text:line-break/>14.9. Configuración de servidores con PACKET TRACER</text:p>
              <text:list>
                <text:list-header>
                  <text:p text:style-name="P14">14.9.1. Configuración de un servidor web<text:line-break/>14.9.2. Configuración de un servidor DHCP</text:p>
                </text:list-header>
              </text:list>
              <text:p text:style-name="P8">COMPRUEBA TU APRENDIZAJE<text:line-break/>ACTIVIDADES DE AMPLIACIÓN</text:p>
            </text:list-header>
          </text:list>
          <text:p text:style-name="P15">CAPÍTULO 15. CONFIGURACIÓN DE SISTEMAS OPERATIVOS EN RED</text:p>
          <text:list text:continue-numbering="true">
            <text:list-header>
              <text:p text:style-name="P14"><text:line-break/>15.1. Configuración de la red en sistemas operativos</text:p>
              <text:list>
                <text:list-header>
                  <text:p text:style-name="P14">15.1.1. Configuración de las máquinas virtuales<text:line-break/>15.1.2. Configuración del adaptador de red<text:line-break/>15.1.3. Configuración de la red en Windows 10<text:line-break/><text:soft-page-break/>15.1.4. Configuración de la red en Ubuntu 17.04<text:line-break/>15.1.5. Configuración de la red del equipo anfitrión<text:line-break/>15.1.6. Configuración del nombre del PC<text:line-break/>15.1.7. Configuración de un punto de acceso inalámbrico</text:p>
                </text:list-header>
              </text:list>
              <text:p text:style-name="P14">15.2. Compartición de archivos y carpetas</text:p>
              <text:list text:continue-numbering="true">
                <text:list-header>
                  <text:p text:style-name="P14">15.2.1. Compartir archivos y directorios en Windows 10<text:line-break/>15.2.2. Compartir archivos y directorios en Ubuntu 17.04</text:p>
                </text:list-header>
              </text:list>
              <text:p text:style-name="P14">15.3. Permisos y carpetas compartidas</text:p>
              <text:list text:continue-numbering="true">
                <text:list-header>
                  <text:p text:style-name="P14">15.3.1. Configuración de la seguridad de recursos compartidos en Windows<text:line-break/>15.3.2. Configuración de la seguridad de recursos compartidos en Linux</text:p>
                </text:list-header>
              </text:list>
              <text:p text:style-name="P14">15.4. Comandos de red</text:p>
              <text:list text:continue-numbering="true">
                <text:list-header>
                  <text:p text:style-name="P14">15.4.1. PING<text:line-break/>15.4.2. IPCONFIG e IFCONFIG<text:line-break/>15.4.3. NETSTAT<text:line-break/>15.4.4. ARP<text:line-break/>15.4.5. TRACERT y TRACEROUTE<text:line-break/>15.4.6. ROUTE<text:line-break/>15.4.7. NETSH<text:line-break/>15.4.8. IWCONFIG</text:p>
                </text:list-header>
              </text:list>
              <text:p text:style-name="P8">15.5 Herramientas gráficas de red Windows 10<text:line-break/>COMPRUEBA TU APRENDIZAJE<text:line-break/>ACTIVIDADES DE AMPLIACIÓN</text:p>
            </text:list-header>
          </text:list>
          <text:p text:style-name="P15">CAPÍTULO 16. MONTAJES DE REDES DE ÁREA LOCAL</text:p>
          <text:list text:continue-numbering="true">
            <text:list-header>
              <text:p text:style-name="P14"><text:line-break/>16.1. Montajes de redes de área local<text:line-break/>16.2. Especificaciones iniciales del lugar a configurar<text:line-break/>16.3. Localización del lugar donde ubicar los dispositivos de telecomunicaciones</text:p>
              <text:list>
                <text:list-header>
                  <text:p text:style-name="P14">16.3.1. Número de habitáculos para la ubicación de los dispositivos de telecomunicaciones<text:line-break/>16.3.2. Características del cuarto de telecomunicaciones<text:line-break/>16.3.3. Ubicación del cuarto de telecomunicaciones en nuestro ejemplo</text:p>
                </text:list-header>
              </text:list>
              <text:p text:style-name="P8">16.4. Determinación de dispositivos de red y distribución del cableado horizontal<text:line-break/>16.5. Desarrollo de esquemas con el uso de programas tipo Packet Tracer<text:line-break/>16.6. Direccionamiento IP a usar<text:line-break/>16.7. Concreción de dispositivos a instalar<text:line-break/>16.8. Proceso de montaje y verificación de la instalación<text:line-break/>16.9. Programas para el control en los accesos a la red<text:line-break/>COMPRUEBA TU APRENDIZAJE<text:line-break/>ACTIVIDADES DE AMPLIACIÓN</text:p>
            </text:list-header>
          </text:list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00:37:12.403390851</meta:creation-date>
    <dc:date>2018-10-09T00:38:20.337213715</dc:date>
    <meta:editing-duration>PT1M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0" meta:paragraph-count="177" meta:word-count="2358" meta:character-count="15224" meta:non-whitespace-character-count="13198"/>
  </office:meta>
</office:document-meta>
</file>